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ab4a4" officeooo:paragraph-rsid="000ab4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odo biseccion</text:p>
      <text:p text:style-name="P1">Kevin Javier Estevez - 21411165</text:p>
      <text:p text:style-name="P1"/>
      <text:p text:style-name="P1">leer ecuacion</text:p>
      <text:p text:style-name="P1">leer aValor</text:p>
      <text:p text:style-name="P1">leer bValor</text:p>
      <text:p text:style-name="P1">leer error</text:p>
      <text:p text:style-name="P1">leer maximoIteraciones</text:p>
      <text:p text:style-name="P1"/>
      <text:p text:style-name="P1">define f(x):</text:p>
      <text:p text:style-name="P1"><text:s text:c="4"/>return ecuacion evaluaa en x</text:p>
      <text:p text:style-name="P1"/>
      <text:p text:style-name="P1">i = 0</text:p>
      <text:p text:style-name="P1">fa = lamar funcion f(aValor)</text:p>
      <text:p text:style-name="P1">fb = lamar funcion <text:s/>f(bValor)</text:p>
      <text:p text:style-name="P1"/>
      <text:p text:style-name="P1">mientras i &lt;= maximoIteraciones:</text:p>
      <text:p text:style-name="P1"><text:s text:c="4"/>cValor = (aValor + bValor)/2</text:p>
      <text:p text:style-name="P1"><text:s text:c="4"/>fc = lamar funcion f(cValor)</text:p>
      <text:p text:style-name="P1"><text:s text:c="4"/>mostrar aValor, bValor, fa, fb, cValor, fc</text:p>
      <text:p text:style-name="P1"/>
      <text:p text:style-name="P1"><text:s text:c="4"/>si (fc == 0.0) or valor absoluto de fc &lt; error:</text:p>
      <text:p text:style-name="P1"><text:s text:c="8"/>mostrar "La raíz buscada es: %.8f" %cValor, "con " + i + " iteraciones"</text:p>
      <text:p text:style-name="P1"><text:s text:c="8"/>fin</text:p>
      <text:p text:style-name="P1"/>
      <text:p text:style-name="P1"><text:s text:c="4"/>i = i +1</text:p>
      <text:p text:style-name="P1"/>
      <text:p text:style-name="P1"><text:s text:c="4"/>si ((fa*fc) or maximoIteraciones):</text:p>
      <text:p text:style-name="P1"><text:s text:c="8"/>mostrar "La raíz buscada es: %.8f" %cValor, "con " + (i-1) + " iteraciones"</text:p>
      <text:p text:style-name="P1"><text:s text:c="8"/>fi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etodo falsa posicion</text:p>
      <text:p text:style-name="P1">Kevin Javier Estevez - 21411165</text:p>
      <text:p text:style-name="P1"/>
      <text:p text:style-name="P1">##Entradas</text:p>
      <text:p text:style-name="P1">leer ecuacion</text:p>
      <text:p text:style-name="P1">leer x0</text:p>
      <text:p text:style-name="P1">leer x1</text:p>
      <text:p text:style-name="P1"><text:s/></text:p>
      <text:p text:style-name="P1">##Metodo</text:p>
      <text:p text:style-name="P1">f0 = ecuacion evaluada en x0</text:p>
      <text:p text:style-name="P1">f1 = ecuacion evaluada en x1</text:p>
      <text:p text:style-name="P1">tol = 0.00001</text:p>
      <text:p text:style-name="P1">max_iter = 10</text:p>
      <text:p text:style-name="P1"><text:s/></text:p>
      <text:p text:style-name="P1">si f0 * f1 &lt; 0.0:</text:p>
      <text:p text:style-name="P1"><text:s text:c="4"/>Ea = 0</text:p>
      <text:p text:style-name="P1"><text:s text:c="4"/>R = x1 - (f1 * (x0 - x1)) / (f0 - f1)</text:p>
      <text:p text:style-name="P1"><text:s text:c="4"/>mientras valor absoluto de ((x1 - x0) / x1) &gt; tol and max_iter &gt; 0:</text:p>
      <text:p text:style-name="P1"><text:tab/>Ea = R</text:p>
      <text:p text:style-name="P1"><text:tab/>R = x1 - (f1 * (x0 - x1)) / (f0 - f1)</text:p>
      <text:p text:style-name="P1"><text:s text:c="8"/>fR = eval(ec, {'x' : R})</text:p>
      <text:p text:style-name="P1"><text:s text:c="8"/>si f0 * fR &lt; 0.0:</text:p>
      <text:p text:style-name="P1"><text:s text:c="12"/>x1 = R</text:p>
      <text:p text:style-name="P1"><text:s text:c="12"/>f1 = fR</text:p>
      <text:p text:style-name="P1"><text:s text:c="8"/>si fR * f1 &lt; 0.0:</text:p>
      <text:p text:style-name="P1"><text:s text:c="12"/>x0 = R</text:p>
      <text:p text:style-name="P1"><text:s text:c="12"/>f0 = fR</text:p>
      <text:p text:style-name="P1"><text:tab/>max_iter = max_iter - 1</text:p>
      <text:p text:style-name="P1"><text:tab/>ErpA = ((R - Ea)/R)*100</text:p>
      <text:p text:style-name="P1"><text:tab/>mostrar "Error relativo porcentual aproximado " ErpA</text:p>
      <text:p text:style-name="P1"><text:s/></text:p>
      <text:p text:style-name="P1">##Salidas</text:p>
      <text:p text:style-name="P1">si f0 * f1 &lt; 0.0:</text:p>
      <text:p text:style-name="P1"><text:s text:c="4"/>mostrar "La raiz es:", R</text:p>
      <text:p text:style-name="P1">sino:</text:p>
      <text:p text:style-name="P1"><text:s text:c="4"/>mostrar "Valores iniciales malos"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etodo de Newton Raphson</text:p>
      <text:p text:style-name="P1">Kevin Javier Estevez - 21411165</text:p>
      <text:p text:style-name="P1"/>
      <text:p text:style-name="P1">define funcion poli(x):</text:p>
      <text:p text:style-name="P1"><text:tab/>y = pow(x,2) - 3.0*x - 4</text:p>
      <text:p text:style-name="P1"><text:tab/>devuelve la funcion evaluada en x</text:p>
      <text:p text:style-name="P1"/>
      <text:p text:style-name="P1">define funcion deri(x):</text:p>
      <text:p text:style-name="P1"><text:tab/>d=(2*x)-3</text:p>
      <text:p text:style-name="P1"><text:tab/>devuelve la funcion evaluada en x (d)</text:p>
      <text:p text:style-name="P1"/>
      <text:p text:style-name="P1">imprimir titulo "Metodo de Newton-Raphson"</text:p>
      <text:p text:style-name="P1">leer x</text:p>
      <text:p text:style-name="P1">leer erroru</text:p>
      <text:p text:style-name="P1">declarar lista raiz</text:p>
      <text:p text:style-name="P1">inicializar raiz.insert(0,0)</text:p>
      <text:p text:style-name="P1">inicializar i=0</text:p>
      <text:p text:style-name="P1">inicializar error = 1</text:p>
      <text:p text:style-name="P1">mientras valor absoluto de (error) &gt; erroru:</text:p>
      <text:p text:style-name="P1"><text:tab/>evalua en metodo x1=x-(poli(x)/deri(x))</text:p>
      <text:p text:style-name="P1"><text:tab/>agrega otra raiz raiz.append(x1)</text:p>
      <text:p text:style-name="P1"><text:tab/>aumenta iterador i=i+1</text:p>
      <text:p text:style-name="P1"><text:tab/>cambia la raiz actual x=x1</text:p>
      <text:p text:style-name="P1"><text:tab/>calcula el error error=(raiz[i]-raiz[i-1])/raiz[i]</text:p>
      <text:p text:style-name="P1"><text:tab/>imprimir x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etodo de punto fijo</text:p>
      <text:p text:style-name="P1">Kevin Javier Estevez - 21411165</text:p>
      <text:p text:style-name="P1"/>
      <text:p text:style-name="P1">define funcion(x):</text:p>
      <text:p text:style-name="P1"><text:tab/>devuelve la funcion evaluada en x</text:p>
      <text:p text:style-name="P1"/>
      <text:p text:style-name="P1">leer ecuacion</text:p>
      <text:p text:style-name="P1">leer p0</text:p>
      <text:p text:style-name="P1">leer tol</text:p>
      <text:p text:style-name="P1">leer n0</text:p>
      <text:p text:style-name="P1">inicializa i=1</text:p>
      <text:p text:style-name="P1"/>
      <text:p text:style-name="P1">mientras i&lt;=n0:</text:p>
      <text:p text:style-name="P1"><text:tab/>evalua para obtener la raiz p=f(p0)</text:p>
      <text:p text:style-name="P1"><text:tab/>si valor absoluto de(p-p0)&lt;tol:</text:p>
      <text:p text:style-name="P1"><text:tab/><text:tab/>imprime("El punto fijo es ",p," despues de ",i," iteraciones")</text:p>
      <text:p text:style-name="P1"><text:tab/><text:tab/>fin</text:p>
      <text:p text:style-name="P1"><text:tab/>aumenta iterador i=i+1</text:p>
      <text:p text:style-name="P1"><text:tab/>cambiar punto fijo p0=p</text:p>
      <text:p text:style-name="P1"><text:tab/>si i&gt;n0:</text:p>
      <text:p text:style-name="P1"><text:tab/><text:tab/>imprimir "El metodo no converge "</text:p>
      <text:p text:style-name="P1"><text:tab/><text:tab/>fi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etodo de secante</text:p>
      <text:p text:style-name="P1">Kevin Javier Estevez - 21411165</text:p>
      <text:p text:style-name="P1"/>
      <text:p text:style-name="P1">define funcion(x):</text:p>
      <text:p text:style-name="P1"><text:tab/>devuelve la funcion evaluada en x</text:p>
      <text:p text:style-name="P1"><text:s text:c="4"/></text:p>
      <text:p text:style-name="P1">imprime titulo "Método de la secante"</text:p>
      <text:p text:style-name="P1"/>
      <text:p text:style-name="P1">leer ecuacion</text:p>
      <text:p text:style-name="P1">leer x1</text:p>
      <text:p text:style-name="P1">leer x0</text:p>
      <text:p text:style-name="P1">leer erroru</text:p>
      <text:p text:style-name="P1">define lista de raices raiz=[]</text:p>
      <text:p text:style-name="P1">inicializa raiz.insert(0,0)</text:p>
      <text:p text:style-name="P1">inicializa i=0</text:p>
      <text:p text:style-name="P1">inicializa error=1</text:p>
      <text:p text:style-name="P1">mientras valor absoluto de (error) &gt; erroru:</text:p>
      <text:p text:style-name="P1"><text:s text:c="4"/>obtiene nueva raiz x2 = x1 - (f(x1)*(x1-x0))/(f(x1)-f(x0))</text:p>
      <text:p text:style-name="P1"><text:s text:c="4"/>la agrega a la lista de raices raiz.append(x2)</text:p>
      <text:p text:style-name="P1"><text:s text:c="4"/>cambia los puntos de la secante x0 = x1</text:p>
      <text:p text:style-name="P1"><text:s text:c="4"/>cambia los puntos de la secante x1 = x2</text:p>
      <text:p text:style-name="P1"><text:s text:c="4"/>aumenta contador i = i+1</text:p>
      <text:p text:style-name="P1"><text:s text:c="4"/>calcula el error error=(raiz[i]-raiz[i-1])/raiz[i]</text:p>
      <text:p text:style-name="P1"><text:s text:c="4"/>imprime la raiz aproximada actual x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etodo de secante mejorado</text:p>
      <text:p text:style-name="P1">Kevin Javier Estevez - 21411165</text:p>
      <text:p text:style-name="P1"/>
      <text:p text:style-name="P1">define funcion(x):</text:p>
      <text:p text:style-name="P1"><text:s text:c="4"/>devuelve la funcion evaluada en x</text:p>
      <text:p text:style-name="P1"><text:s text:c="4"/></text:p>
      <text:p text:style-name="P1">imprime titulo "Método de la secante Mejorado"</text:p>
      <text:p text:style-name="P1"/>
      <text:p text:style-name="P1">leer ecuacion</text:p>
      <text:p text:style-name="P1">leer x1</text:p>
      <text:p text:style-name="P1">leer epsilon</text:p>
      <text:p text:style-name="P1">leer erroru</text:p>
      <text:p text:style-name="P1">declara lista de raices raiz=[]</text:p>
      <text:p text:style-name="P1">inicializa lista de raices raiz.insert(0,0)</text:p>
      <text:p text:style-name="P1">inicializa i=0</text:p>
      <text:p text:style-name="P1">inicializa error=1</text:p>
      <text:p text:style-name="P1">mientras valor absoluto de(error) &gt; erroru:</text:p>
      <text:p text:style-name="P1"><text:s text:c="4"/>obtiene raiz actual x2 = x1 - (epsilon*f(x1)*x1)/(f(x1 + epsilon*x1)-f(x1))</text:p>
      <text:p text:style-name="P1"><text:s text:c="4"/>agrega la raiz actual a la lista de raices raiz.append(x2)</text:p>
      <text:p text:style-name="P1"><text:s text:c="4"/>sustituye la raiz actual x1 = x2</text:p>
      <text:p text:style-name="P1"><text:s text:c="4"/>aumenta iterador i = i+1</text:p>
      <text:p text:style-name="P1"><text:s text:c="4"/>calcula el error error=(raiz[i]-raiz[i-1])/raiz[i]</text:p>
      <text:p text:style-name="P1"><text:s text:c="4"/>imprime raiz actual x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etodo de Taylor</text:p>
      <text:p text:style-name="P1">Kevin Javier Estevez - 21411165</text:p>
      <text:p text:style-name="P1"/>
      <text:p text:style-name="P1">define factorial(numero):</text:p>
      <text:p text:style-name="P1"><text:tab/>inicializa factorial = 1</text:p>
      <text:p text:style-name="P1"><text:tab/>mientras (numero &gt; 1):</text:p>
      <text:p text:style-name="P1"><text:tab/> <text:s text:c="3"/>factorial = factorial * numero</text:p>
      <text:p text:style-name="P1"><text:tab/> <text:s text:c="3"/>numero = numero - 1</text:p>
      <text:p text:style-name="P1"><text:tab/>devuelve factorial</text:p>
      <text:p text:style-name="P1"/>
      <text:p text:style-name="P1">define seno_taylor(x, precision=20) : <text:s text:c="3"/></text:p>
      <text:p text:style-name="P1"><text:tab/>inicializa sum_seno = 0.0</text:p>
      <text:p text:style-name="P1"><text:tab/>inicializa n = 0.0</text:p>
      <text:p text:style-name="P1"><text:tab/>inicializa termino = 1.0</text:p>
      <text:p text:style-name="P1"><text:tab/>mientras (n &lt; precision) :</text:p>
      <text:p text:style-name="P1"><text:tab/> <text:s text:c="3"/>termino = ((x**(2*n))) / (factorial (2*n))</text:p>
      <text:p text:style-name="P1"><text:tab/> <text:s text:c="3"/>si (n MOD 2 == 0):</text:p>
      <text:p text:style-name="P1"><text:tab/><text:tab/>sum_seno = sum_seno + termino</text:p>
      <text:p text:style-name="P1"><text:tab/> <text:s text:c="3"/>sino:</text:p>
      <text:p text:style-name="P1"><text:tab/><text:tab/>sum_seno = sum_seno - termino</text:p>
      <text:p text:style-name="P1"><text:tab/> <text:s text:c="3"/>n = n + 1</text:p>
      <text:p text:style-name="P1"><text:tab/>devuelve sum_seno</text:p>
      <text:p text:style-name="P1"/>
      <text:p text:style-name="P1">define prueba_seno_taylor(x, precision=20):</text:p>
      <text:p text:style-name="P1"><text:tab/>a = 0</text:p>
      <text:p text:style-name="P1"><text:tab/>imprime titulos ("sin(x) ".rjust(20) + "error verdadero".rjust(20) + "error porcentual".rjust(20))</text:p>
      <text:p text:style-name="P1"><text:tab/>mientras (a &lt; precision):</text:p>
      <text:p text:style-name="P1"><text:tab/> <text:s text:c="3"/>calcula seno = seno_taylor(x,a)</text:p>
      <text:p text:style-name="P1"><text:tab/> <text:s text:c="3"/>calcula error = senopy(x) - seno</text:p>
      <text:p text:style-name="P1"><text:tab/> <text:s text:c="3"/>calcula error_porcentual = error / senopy(x) * 100</text:p>
      <text:p text:style-name="P1"><text:tab/> <text:s text:c="3"/>imprime (seno, error, error_porcentual)</text:p>
      <text:p text:style-name="P1"><text:tab/> <text:s text:c="3"/>contador a = a + 1</text:p>
      <text:p text:style-name="P1"/>
      <text:p text:style-name="P1">prueba_seno_taylor(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ystev </meta:initial-creator>
    <meta:creation-date>2016-05-30T08:52:48.500345600</meta:creation-date>
    <dc:date>2016-05-30T08:55:05.592987294</dc:date>
    <dc:creator>Kenystev </dc:creator>
    <meta:editing-duration>PT2M19S</meta:editing-duration>
    <meta:editing-cycles>1</meta:editing-cycles>
    <meta:document-statistic meta:table-count="0" meta:image-count="0" meta:object-count="0" meta:page-count="7" meta:paragraph-count="172" meta:word-count="727" meta:character-count="4516" meta:non-whitespace-character-count="3632"/>
    <meta:generator>LibreOffice/5.0.4.2$Linux_X86_64 LibreOffice_project/00$Build-2</meta:generator>
  </office:meta>
</office:document-meta>
</file>